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30000004B7F58B25ECD504445.jpg" manifest:media-type="image/jpe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Courier New1" svg:font-family="'Courier New'"/>
    <style:font-face style:name="Helvetica Neue1" svg:font-family="'Helvetica Neue'"/>
    <style:font-face style:name="Source Sans Pro1" svg:font-family="'Source Sans Pro'"/>
    <style:font-face style:name="Source Sans Pro Black1" svg:font-family="'Source Sans Pro Black'"/>
    <style:font-face style:name="Source Sans Pro SemiBold1" svg:font-family="'Source Sans Pro SemiBold'"/>
    <style:font-face style:name="Verdana1" svg:font-family="Verdana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Helvetica Neue" svg:font-family="'Helvetica Neue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SemiBold" svg:font-family="'Source Sans Pro SemiBold'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5.329cm" fo:min-width="17.744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Predeterminado_5f_1" style:list-style-name="L9">
      <style:graphic-properties draw:stroke="none" svg:stroke-width="0cm" draw:fill="solid" draw:fill-color="#ffffff" draw:textarea-vertical-align="middle" draw:auto-grow-height="false" draw:fit-to-size="false" style:shrink-to-fit="false" fo:min-height="0.747cm" fo:min-width="7.971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632cm"/>
    </style:style>
    <style:style style:name="gr5" style:family="graphic" style:parent-style-name="Predeterminado_5f_1">
      <style:graphic-properties draw:stroke="none" svg:stroke-width="0cm" draw:fill="solid" draw:fill-color="#ffffff" draw:textarea-vertical-align="middle" draw:auto-grow-height="false" draw:fit-to-size="false" style:shrink-to-fit="false" fo:min-height="0.747cm" fo:min-width="6.156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343cm"/>
    </style:style>
    <style:style style:name="gr7" style:family="graphic" style:parent-style-name="Predeterminado_5f_1">
      <style:graphic-properties draw:stroke="none" svg:stroke-width="0cm" draw:fill="none" draw:textarea-vertical-align="top" draw:auto-grow-height="false" draw:fit-to-size="false" style:shrink-to-fit="false" fo:min-height="12.112cm" fo:min-width="28.893cm" fo:padding-top="0.254cm" fo:padding-bottom="0.254cm" fo:padding-left="0.254cm" fo:padding-right="0.254cm" fo:wrap-option="wrap"/>
    </style:style>
    <style:style style:name="gr8" style:family="graphic" style:parent-style-name="standard" style:list-style-name="L9">
      <style:graphic-properties draw:stroke="none" svg:stroke-width="0cm" draw:fill="solid" draw:fill-color="#ffffff" draw:textarea-vertical-align="middle" draw:auto-grow-height="false" draw:fit-to-size="false" style:shrink-to-fit="false" fo:min-height="0.747cm" fo:min-width="24.571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337cm" fo:min-width="29.171cm" fo:padding-top="0.127cm" fo:padding-bottom="0.127cm" fo:padding-left="0.254cm" fo:padding-right="0.254cm" fo:wrap-option="wrap"/>
    </style:style>
    <style:style style:name="gr10" style:family="graphic" style:parent-style-name="standard" style:list-style-name="L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1" style:family="graphic" style:parent-style-name="Predeterminado_5f_2" style:list-style-name="L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2" style:family="graphic" style:parent-style-name="Predeterminado_5f_2">
      <style:graphic-properties draw:stroke="none" svg:stroke-width="0cm" draw:fill="none" draw:textarea-vertical-align="top" draw:auto-grow-height="false" draw:fit-to-size="false" style:shrink-to-fit="false" fo:min-height="3.337cm" fo:min-width="29.571cm" fo:padding-top="0.127cm" fo:padding-bottom="0.127cm" fo:padding-left="0.254cm" fo:padding-right="0.254cm" fo:wrap-option="wrap"/>
    </style:style>
    <style:style style:name="gr13" style:family="graphic" style:parent-style-name="Predeterminado_5f_2" style:list-style-name="L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4" style:family="graphic" style:parent-style-name="Predeterminado_5f_2" style:list-style-name="L9">
      <style:graphic-properties draw:stroke="none" svg:stroke-width="0cm" draw:fill="solid" draw:fill-color="#ffffff" draw:textarea-vertical-align="middle" draw:auto-grow-height="false" draw:fit-to-size="false" style:shrink-to-fit="false" fo:min-height="0.747cm" fo:min-width="13.771cm" fo:padding-top="0.127cm" fo:padding-bottom="0.127cm" fo:padding-left="0.254cm" fo:padding-right="0.254cm" fo:wrap-option="wrap"/>
    </style:style>
    <style:style style:name="gr15" style:family="graphic" style:parent-style-name="Predeterminado_5f_2" style:list-style-name="L7">
      <style:graphic-properties draw:stroke="none" svg:stroke-width="0cm" draw:fill="none" draw:textarea-vertical-align="top" draw:auto-grow-height="false" draw:fit-to-size="false" style:shrink-to-fit="false" fo:min-height="3.337cm" fo:min-width="28.771cm" fo:padding-top="0.127cm" fo:padding-bottom="0.127cm" fo:padding-left="0.254cm" fo:padding-right="0.254cm" fo:wrap-option="wrap"/>
    </style:style>
    <style:style style:name="gr16" style:family="graphic" style:parent-style-name="Predeterminado_5f_2" style:list-style-name="L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7" style:family="graphic" style:parent-style-name="Predeterminado_5f_2" style:list-style-name="L8">
      <style:graphic-properties draw:stroke="none" svg:stroke-width="0cm" draw:fill="none" draw:textarea-vertical-align="top" draw:auto-grow-height="false" draw:fit-to-size="false" style:shrink-to-fit="false" fo:min-height="3.337cm" fo:min-width="18.894cm" fo:padding-top="0.127cm" fo:padding-bottom="0.127cm" fo:padding-left="0.254cm" fo:padding-right="0.254cm" fo:wrap-option="wrap"/>
    </style:style>
    <style:style style:name="gr18" style:family="graphic" style:parent-style-name="Predeterminado_5f_2">
      <style:graphic-properties draw:stroke="none" svg:stroke-width="0cm" draw:fill="none" draw:textarea-vertical-align="top" draw:auto-grow-height="false" draw:fit-to-size="false" style:shrink-to-fit="false" fo:min-height="13.291cm" fo:min-width="10.725cm" fo:padding-top="0.254cm" fo:padding-bottom="0.254cm" fo:padding-left="0.254cm" fo:padding-right="0.254cm" fo:wrap-option="wrap"/>
    </style:style>
    <style:style style:name="gr19" style:family="graphic" style:parent-style-name="Predeterminado_5f_2" style:list-style-name="L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0" style:family="graphic" style:parent-style-name="Predeterminado_5f_2" style:list-style-name="L8">
      <style:graphic-properties draw:stroke="none" svg:stroke-width="0cm" draw:fill="none" draw:textarea-vertical-align="top" draw:auto-grow-height="false" draw:fit-to-size="false" style:shrink-to-fit="false" fo:min-height="3.337cm" fo:min-width="18.894cm" fo:padding-top="0.127cm" fo:padding-bottom="0.127cm" fo:padding-left="0.254cm" fo:padding-right="0.254cm" fo:wrap-option="wrap"/>
    </style:style>
    <style:style style:name="gr21" style:family="graphic" style:parent-style-name="Predeterminado_5f_2" style:list-style-name="L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2" style:family="graphic" style:parent-style-name="Predeterminado_5f_2" style:list-style-name="L8">
      <style:graphic-properties draw:stroke="none" svg:stroke-width="0cm" draw:fill="none" draw:textarea-vertical-align="top" draw:auto-grow-height="false" draw:fit-to-size="false" style:shrink-to-fit="false" fo:min-height="3.337cm" fo:min-width="18.894cm" fo:padding-top="0.127cm" fo:padding-bottom="0.127cm" fo:padding-left="0.254cm" fo:padding-right="0.254cm" fo:wrap-option="wrap"/>
    </style:style>
    <style:style style:name="gr23" style:family="graphic" style:parent-style-name="Predeterminado_5f_2">
      <style:graphic-properties draw:stroke="none" svg:stroke-width="0cm" draw:fill="none" draw:textarea-vertical-align="top" draw:auto-grow-height="false" draw:fit-to-size="false" style:shrink-to-fit="false" fo:min-height="13.291cm" fo:min-width="12.101cm" fo:padding-top="0.254cm" fo:padding-bottom="0.254cm" fo:padding-left="0.254cm" fo:padding-right="0.254cm" fo:wrap-option="wrap"/>
    </style:style>
    <style:style style:name="gr24" style:family="graphic" style:parent-style-name="Predeterminado_5f_2">
      <style:graphic-properties draw:stroke="none" svg:stroke-width="0cm" draw:fill="solid" draw:fill-color="#ffffff" draw:textarea-vertical-align="middle" draw:auto-grow-height="false" draw:fit-to-size="false" style:shrink-to-fit="false" fo:min-height="0.747cm" fo:min-width="14.742cm" fo:padding-top="0.127cm" fo:padding-bottom="0.127cm" fo:padding-left="0.254cm" fo:padding-right="0.254cm" fo:wrap-option="wrap"/>
    </style:style>
    <style:style style:name="gr25" style:family="graphic" style:parent-style-name="Predeterminado_5f_2">
      <style:graphic-properties draw:stroke="none" svg:stroke-width="0cm" draw:fill="none" draw:textarea-vertical-align="top" draw:auto-grow-height="false" draw:fit-to-size="false" style:shrink-to-fit="false" fo:min-height="13.291cm" fo:min-width="30.069cm" fo:padding-top="0.254cm" fo:padding-bottom="0.254cm" fo:padding-left="0.254cm" fo:padding-right="0.254cm" fo:wrap-option="wrap"/>
    </style:style>
    <style:style style:name="gr26" style:family="graphic" style:parent-style-name="standard" style:list-style-name="L9">
      <style:graphic-properties draw:stroke="none" svg:stroke-width="0cm" draw:fill="solid" draw:fill-color="#ffffff" draw:textarea-vertical-align="middle" draw:auto-grow-height="false" draw:fit-to-size="false" style:shrink-to-fit="false" fo:min-height="0.747cm" fo:min-width="4.371cm" fo:padding-top="0.127cm" fo:padding-bottom="0.127cm" fo:padding-left="0.254cm" fo:padding-right="0.254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337cm" fo:min-width="31.243cm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932cm" fo:min-width="10.725cm" fo:padding-top="0.254cm" fo:padding-bottom="0.254cm" fo:padding-left="0.254cm" fo:padding-right="0.254cm" fo:wrap-option="wrap"/>
    </style:style>
    <style:style style:name="gr29" style:family="graphic" style:parent-style-name="standard" style:list-style-name="L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0" style:family="graphic" style:parent-style-name="standard" style:list-style-name="L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pr1" style:family="presentation" style:parent-style-name="Predeterminado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Predeterminad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1963d3" style:font-name="Noto Sans1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7" style:family="paragraph">
      <style:paragraph-properties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style:text-properties style:font-name="Liberation Sans1" fo:font-size="18pt" style:font-size-asian="18pt" style:font-size-complex="18pt"/>
    </style:style>
    <style:style style:name="P10" style:family="paragraph">
      <style:paragraph-properties>
        <style:tab-stops>
          <style:tab-stop style:position="0cm"/>
        </style:tab-stops>
      </style:paragraph-properties>
      <style:text-properties style:font-name="Liberation Sans1" fo:font-size="18pt" style:font-size-asian="18pt" style:font-size-complex="18pt"/>
    </style:style>
    <style:style style:name="P11" style:family="paragraph">
      <loext:graphic-properties draw:fill="none" draw:fill-color="#ffffff"/>
      <style:text-properties style:font-name="Liberation Sans1" fo:font-size="18pt" style:font-size-asian="18pt" style:font-size-complex="18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text-properties fo:font-size="18pt" style:font-size-asian="18pt" style:font-size-complex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8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Liberation Sans1" fo:font-size="18pt" style:font-size-asian="18pt" style:font-size-complex="18pt"/>
    </style:style>
    <style:style style:name="P17" style:family="paragraph">
      <style:paragraph-properties fo:margin-left="0cm" fo:margin-right="0cm" fo:margin-top="0.635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style:font-name="Liberation Sans1" fo:font-size="18pt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style:font-name="Liberation Sans1" fo:font-size="18pt" style:font-size-asian="18pt" style:font-size-complex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8pt" style:font-size-asian="18pt" style:font-size-complex="18pt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false">
        <style:tab-stops>
          <style:tab-stop style:position="0cm"/>
        </style:tab-stops>
      </style:paragraph-properties>
      <style:text-properties fo:color="#1963d3" style:font-name="Source Sans Pro1" fo:font-size="18pt" fo:font-weight="bold" style:letter-kerning="true" style:font-name-asian="Source Sans Pro1" style:font-size-asian="18pt" style:font-weight-asian="bold" style:font-name-complex="Source Sans Pro1" style:font-size-complex="18pt" style:font-weight-complex="bold"/>
    </style:style>
    <style:style style:name="P21" style:family="paragraph">
      <style:paragraph-properties fo:margin-left="0cm" fo:margin-right="0cm" fo:margin-top="0cm" fo:margin-bottom="0cm" fo:line-height="137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Sans1" fo:font-size="18pt" style:font-size-asian="18pt" style:font-size-complex="18pt"/>
    </style:style>
    <style:style style:name="P23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Liberation Sans1" fo:font-size="18pt" style:font-size-asian="18pt" style:font-size-complex="18pt"/>
    </style:style>
    <style:style style:name="P2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Liberation Sans1" fo:font-size="18pt" style:font-size-asian="18pt" style:font-size-complex="18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Liberation Sans1" fo:font-size="18pt" style:font-size-asian="18pt" style:font-size-complex="18pt"/>
    </style:style>
    <style:style style:name="P26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27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cm" fo:margin-right="0cm" fo:margin-top="0cm" fo:margin-bottom="0cm" fo:line-height="200%" fo:text-align="start" fo:text-indent="0cm" style:writing-mode="lr-tb" style:font-independent-line-spacing="true"/>
      <style:text-properties fo:font-size="14pt"/>
    </style:style>
    <style:style style:name="P30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margin-left="0cm" fo:margin-right="0cm" fo:margin-top="0cm" fo:margin-bottom="0cm" fo:line-height="13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2" style:family="paragraph">
      <style:paragraph-properties fo:margin-left="2.54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1.27cm" fo:margin-right="0cm" fo:margin-top="0cm" fo:margin-bottom="0cm" fo:line-height="135%" fo:text-align="start" fo:text-indent="1.27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135%" fo:text-align="start" fo:text-indent="1.27cm" style:writing-mode="lr-tb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margin-left="0cm" fo:margin-right="0cm" fo:margin-top="0cm" fo:margin-bottom="0cm" fo:line-height="137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1963d3" style:text-line-through-style="none" style:text-line-through-type="none" style:text-position="0% 100%" style:font-name="Noto Sans1" fo:font-size="32pt" fo:letter-spacing="normal" fo:font-style="normal" style:text-underline-style="none" fo:font-weight="bold" style:font-name-asian="Source Sans Pro SemiBold1" style:font-size-asian="32pt" style:font-style-asian="normal" style:font-weight-asian="bold" style:font-name-complex="Source Sans Pro SemiBold1" style:font-size-complex="32pt" style:font-style-complex="normal" style:font-weight-complex="bold"/>
    </style:style>
    <style:style style:name="T2" style:family="text">
      <style:text-properties fo:font-variant="normal" fo:text-transform="none" fo:color="#1963d3" style:text-line-through-style="none" style:text-line-through-type="none" style:text-position="0% 100%" style:font-name="Noto Sans1" fo:font-size="32pt" fo:letter-spacing="normal" fo:font-style="normal" style:text-underline-style="none" fo:font-weight="bold" style:font-name-asian="Source Sans Pro Black1" style:font-size-asian="32pt" style:font-style-asian="normal" style:font-weight-asian="bold" style:font-name-complex="Source Sans Pro Black1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1963d3" style:font-name="Source Sans Pro1" fo:font-weight="bold" style:font-name-asian="Source Sans Pro1" style:font-weight-asian="bold" style:font-name-complex="Source Sans Pro1" style:font-weight-complex="bold"/>
    </style:style>
    <style:style style:name="T6" style:family="text">
      <style:text-properties fo:font-variant="normal" fo:text-transform="none" fo:color="#654d8c" style:text-line-through-style="none" style:text-line-through-type="none" style:text-position="0% 100%" style:font-name="Source Sans Pro Black1" fo:font-size="18pt" fo:letter-spacing="normal" fo:font-style="normal" style:text-underline-style="none" fo:font-weight="normal" style:font-name-asian="Source Sans Pro Black1" style:font-size-asian="18pt" style:font-style-asian="normal" style:font-weight-asian="normal" style:font-name-complex="Source Sans Pro Black1" style:font-size-complex="18pt" style:font-style-complex="normal" style:font-weight-complex="normal"/>
    </style:style>
    <style:style style:name="T7" style:family="text">
      <style:text-properties style:font-name="Liberation Sans1" fo:font-size="18pt" style:font-size-asian="18pt" style:font-size-complex="18pt"/>
    </style:style>
    <style:style style:name="T8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Liberation Sans1" fo:font-size="18pt" fo:font-weight="bold" style:font-size-asian="18pt" style:font-weight-asian="bold" style:font-name-complex="DejaVu Sans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3" style:family="text">
      <style:text-properties fo:font-variant="normal" fo:text-transform="none" fo:color="#0563c1" style:text-line-through-style="none" style:text-line-through-type="none" style:text-position="0% 100%" style:font-name="Liberation Sans1" fo:font-size="18pt" fo:letter-spacing="normal" fo:font-style="normal" style:text-underline-style="solid" style:text-underline-width="auto" style:text-underline-color="font-color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5" style:family="text">
      <style:text-properties fo:font-variant="normal" fo:text-transform="none" fo:color="#1963d3" style:text-line-through-style="none" style:text-line-through-type="none" style:text-position="0% 100%" style:font-name="Liberation Sans1" fo:font-size="18pt" fo:letter-spacing="normal" fo:font-style="normal" style:text-underline-style="none" fo:font-weight="bold" style:font-name-asian="Source Sans Pro1" style:font-size-asian="18pt" style:font-style-asian="normal" style:font-weight-asian="bold" style:font-name-complex="Source Sans Pro1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7" style:family="text">
      <style:text-properties fo:color="#1963d3" style:font-name="Liberation Sans1" fo:font-size="18pt" fo:font-weight="bold" style:font-name-asian="Source Sans Pro1" style:font-size-asian="18pt" style:font-weight-asian="bold" style:font-name-complex="Source Sans Pro1" style:font-size-complex="18pt" style:font-weight-complex="bold"/>
    </style:style>
    <style:style style:name="T18" style:family="text">
      <style:text-properties fo:font-variant="normal" fo:text-transform="none" fo:color="#654d8c" style:text-line-through-style="none" style:text-line-through-type="none" style:text-position="0% 100%" style:font-name="Liberation Sans1" fo:font-size="18pt" fo:letter-spacing="normal" fo:font-style="normal" style:text-underline-style="none" fo:font-weight="normal" style:font-name-asian="Source Sans Pro Black1" style:font-size-asian="18pt" style:font-style-asian="normal" style:font-weight-asian="normal" style:font-name-complex="Source Sans Pro Black1" style:font-size-complex="18pt" style:font-style-complex="normal" style:font-weight-complex="normal"/>
    </style:style>
    <style:style style:name="T19" style:family="text">
      <style:text-properties fo:color="#1963d3" style:font-name="Source Sans Pro1" fo:font-size="18pt" fo:font-weight="bold" style:letter-kerning="true" style:font-name-asian="Source Sans Pro1" style:font-size-asian="18pt" style:font-weight-asian="bold" style:font-name-complex="Source Sans Pro1" style:font-size-complex="18pt" style:font-weight-complex="bold"/>
    </style:style>
    <style:style style:name="T20" style:family="text">
      <style:text-properties fo:font-variant="normal" fo:text-transform="none" fo:color="#0563c1" style:text-line-through-style="none" style:text-line-through-type="none" style:text-position="0% 100%" style:font-name="Liberation Sans1" fo:font-size="18pt" fo:letter-spacing="normal" fo:font-style="normal" style:text-underline-style="solid" style:text-underline-width="auto" style:text-underline-color="font-color" fo:font-weight="bold" style:font-name-asian="Calibri1" style:font-size-asian="18pt" style:font-style-asian="normal" style:font-weight-asian="bold" style:font-name-complex="Calibri1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style:text-underline-style="none" fo:font-weight="bold" style:font-name-asian="Calibri1" style:font-size-asian="18pt" style:font-style-asian="normal" style:font-weight-asian="bold" style:font-name-complex="Calibri1" style:font-size-complex="1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T23" style:family="text">
      <style:text-properties fo:font-variant="normal" fo:text-transform="none" fo:color="#09885a" style:text-line-through-style="none" style:text-line-through-type="none" style:text-position="0% 100%" style:font-name="Verdana1" fo:font-size="12pt" fo:letter-spacing="normal" fo:font-style="normal" style:text-underline-style="none" fo:font-weight="normal" style:font-name-asian="Verdana1" style:font-size-asian="12pt" style:font-style-asian="normal" style:font-weight-asian="normal" style:font-name-complex="Verdana1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5" style:family="text">
      <style:text-properties fo:font-variant="normal" fo:text-transform="none" fo:color="#800000" style:text-line-through-style="none" style:text-line-through-type="none" style:text-position="0% 100%" style:font-name="Courier New1" fo:font-size="18pt" fo:letter-spacing="normal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Courier New1" fo:font-size="18pt" fo:letter-spacing="normal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8" style:family="text">
      <style:text-properties fo:font-variant="normal" fo:text-transform="none" fo:color="#0563c1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29" style:family="text">
      <style:text-properties fo:font-variant="normal" fo:text-transform="none" fo:color="#09885a" style:text-line-through-style="none" style:text-line-through-type="none" style:text-position="0% 100%" style:font-name="Courier New1" fo:font-size="18pt" fo:letter-spacing="normal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30" style:family="text">
      <style:text-properties fo:font-variant="normal" fo:text-transform="none" fo:color="#8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32" style:family="text">
      <style:text-properties fo:font-variant="normal" fo:text-transform="none" fo:color="#800000" style:text-line-through-style="none" style:text-line-through-type="none" style:text-position="0% 100%" style:font-name="Courier New1" fo:font-size="10.5pt" fo:letter-spacing="normal" fo:font-style="normal" style:text-underline-style="none" fo:font-weight="normal" style:font-name-asian="Courier New1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 New1" fo:font-size="10.5pt" fo:letter-spacing="normal" fo:font-style="normal" style:text-underline-style="none" fo:font-weight="normal" style:font-name-asian="Courier New1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34" style:family="text">
      <style:text-properties fo:font-variant="normal" fo:text-transform="none" fo:color="#0000ff" style:text-line-through-style="none" style:text-line-through-type="none" style:text-position="0% 100%" style:font-name="Courier New1" fo:font-size="10.5pt" fo:letter-spacing="normal" fo:font-style="normal" style:text-underline-style="none" fo:font-weight="normal" style:font-name-asian="Courier New1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35" style:family="text">
      <style:text-properties fo:font-variant="normal" fo:text-transform="none" fo:color="#a31515" style:text-line-through-style="none" style:text-line-through-type="none" style:text-position="0% 100%" style:font-name="Courier New1" fo:font-size="10.5pt" fo:letter-spacing="normal" fo:font-style="normal" style:text-underline-style="none" fo:font-weight="normal" style:font-name-asian="Courier New1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36" style:family="text">
      <style:text-properties fo:font-variant="normal" fo:text-transform="none" fo:color="#09885a" style:text-line-through-style="none" style:text-line-through-type="none" style:text-position="0% 100%" style:font-name="Courier New1" fo:font-size="10.5pt" fo:letter-spacing="normal" fo:font-style="normal" style:text-underline-style="none" fo:font-weight="normal" style:font-name-asian="Courier New1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Courier New1" fo:font-size="10.5pt" fo:letter-spacing="normal" fo:font-style="normal" style:text-underline-style="none" fo:font-weight="normal" style:font-name-asian="Courier New1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38" style:family="text">
      <style:text-properties fo:font-variant="normal" fo:text-transform="none" fo:color="#0563c1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39" style:family="text">
      <style:text-properties fo:font-variant="normal" fo:text-transform="none" fo:color="#a31515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italic" style:text-underline-style="none" fo:font-weight="normal" style:font-name-asian="Calibri1" style:font-size-asian="18pt" style:font-style-asian="italic" style:font-weight-asian="normal" style:font-name-complex="Calibri1" style:font-size-complex="18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Calibri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style:font-name="Calibri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Calibri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name="Google Shape;448;p10" draw:style-name="gr1" draw:text-style-name="P2" draw:layer="layout" svg:width="18.251cm" svg:height="5.582cm" svg:x="7.808cm" svg:y="3.4cm">
          <text:p text:style-name="P1"><text:span text:style-name="T1">UNIDAD 3</text:span></text:p>
          <text:p text:style-name="P1"><text:span text:style-name="T1">DESPLIEGUE</text:span><text:span text:style-name="T2"> </text:span><text:span text:style-name="T1">DE</text:span><text:span text:style-name="T2"> </text:span><text:span text:style-name="T1">APLICACIONES</text:span><text:span text:style-name="T2"> </text:span><text:span text:style-name="T1">EN</text:span><text:span text:style-name="T2"> </text:span><text:span text:style-name="T1">KUBERNETES (II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7;p10:notes" draw:style-name="gr2" draw:layer="layout" svg:width="15.239cm" svg:height="8.572cm" svg:x="1.905cm" svg:y="3.175cm" draw:page-number="1" presentation:class="page"/>
          <draw:frame draw:name="Google Shape;438;p10:notes" presentation:style-name="pr1" draw:text-style-name="P4" draw:layer="layout" svg:width="15.239cm" svg:height="10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439;p10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2" draw:style-name="dp1" draw:master-page-name="Predeterminado">
        <office:forms form:automatic-focus="false" form:apply-design-mode="false"/>
        <draw:custom-shape draw:name="Google Shape;464;p11" draw:style-name="gr3" draw:text-style-name="P8" draw:layer="layout" svg:width="8.478cm" svg:height="1cm" svg:x="1.722cm" svg:y="1.863cm">
          <text:p text:style-name="P7"><text:span text:style-name="T5">Variables</text:span><text:span text:style-name="T6"> </text:span><text:span text:style-name="T5">de</text:span><text:span text:style-name="T6"> </text:span><text:span text:style-name="T5">Entor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29.4cm" svg:height="3.882cm" svg:x="2cm" svg:y="3.6cm">
          <draw:text-box>
            <text:p text:style-name="P9"><text:span text:style-name="T7">Podemos configurar las variables de entorno de los contenedores mediante variables de entorno:</text:span></text:p>
            <text:p text:style-name="P9"><text:span text:style-name="T7"/></text:p>
            <text:p text:style-name="P10"><text:span text:style-name="T8">Ejemplo 1: </text:span><text:span text:style-name="T9">Configuración</text:span><text:span text:style-name="T8"> de contraseña en MariaDB</text:span></text:p>
            <text:p text:style-name="P9"><text:span text:style-name="T7"/></text:p>
            <text:p text:style-name="P9"><text:span text:style-name="T7">Nota: Ya veremos que no es la forma más adecuada de almacenar una contraseña en k8s</text:span></text:p>
          </draw:text-box>
        </draw:frame>
        <presentation:notes draw:style-name="dp3">
          <draw:page-thumbnail draw:name="Google Shape;451;p11:notes" draw:style-name="gr2" draw:layer="layout" svg:width="15.239cm" svg:height="8.572cm" svg:x="1.905cm" svg:y="3.175cm" draw:page-number="2" presentation:class="page"/>
          <draw:frame draw:name="Google Shape;452;p11:notes" presentation:style-name="pr1" draw:text-style-name="P4" draw:layer="layout" svg:width="15.239cm" svg:height="10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453;p11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3" draw:style-name="dp1" draw:master-page-name="Predeterminado">
        <office:forms form:automatic-focus="false" form:apply-design-mode="false"/>
        <draw:custom-shape draw:name="Google Shape;480;g518f9d25c8_0_0" draw:style-name="gr5" draw:text-style-name="P8" draw:layer="layout" svg:width="6.663cm" svg:height="1cm" svg:x="1.722cm" svg:y="1.863cm">
          <text:p text:style-name="P7"><text:span text:style-name="T5">Config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30.6cm" svg:height="4.593cm" svg:x="2.2cm" svg:y="3.8cm">
          <draw:text-box>
            <text:p text:style-name="P12"><text:span text:style-name="T10">ConfigMap es un objeto de kubernetes(</text:span><text:span text:style-name="T10"><text:a xlink:href="https://kubernetes.io/es/docs/concepts/configuration/configmap/" xlink:type="simple">ConfigMap</text:a></text:span><text:span text:style-name="T10">) que permite definir un diccionario clave, valor para guardar datos no confidenciales</text:span></text:p>
            <text:p text:style-name="P12"><text:span text:style-name="T10"/></text:p>
            <text:p text:style-name="P12"><text:span text:style-name="T11">Ejemplo2: Configuración de la BBDD MariaDB</text:span></text:p>
            <text:p text:style-name="P12"><text:span text:style-name="T10"/></text:p>
            <text:p text:style-name="P12"><text:span text:style-name="T10">Nota: ConfigMap tampoco es la forma adecuada de guardar la contraseña</text:span></text:p>
          </draw:text-box>
        </draw:frame>
        <presentation:notes draw:style-name="dp3">
          <draw:page-thumbnail draw:name="Google Shape;467;g518f9d25c8_0_0:notes" draw:style-name="gr2" draw:layer="layout" svg:width="15.239cm" svg:height="8.572cm" svg:x="1.905cm" svg:y="3.175cm" draw:page-number="3" presentation:class="page"/>
          <draw:frame draw:name="Google Shape;468;g518f9d25c8_0_0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469;g518f9d25c8_0_0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4" draw:style-name="dp1" draw:master-page-name="Predeterminado">
        <office:forms form:automatic-focus="false" form:apply-design-mode="false"/>
        <draw:custom-shape draw:name="Google Shape;496;g518f9d25c8_0_14" draw:style-name="gr5" draw:text-style-name="P8" draw:layer="layout" svg:width="6.663cm" svg:height="1cm" svg:x="1.722cm" svg:y="1.863cm">
          <text:p text:style-name="P7"><text:span text:style-name="T5">Secr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g518f9d25c8_0_14" draw:style-name="gr7" draw:text-style-name="P14" draw:layer="layout" svg:width="29.4cm" svg:height="12.619cm" svg:x="2cm" svg:y="3.773cm">
          <text:p text:style-name="P7"><text:span text:style-name="T12">Los</text:span><text:span text:style-name="T13"><text:a xlink:href="https://kubernetes.io/docs/concepts/configuration/secret/" xlink:type="simple"> </text:a></text:span><text:span text:style-name="T13"><text:a xlink:href="https://kubernetes.io/docs/concepts/configuration/secret/" xlink:type="simple">Secrets</text:a></text:span><text:span text:style-name="T12"> nos permiten guardar información sensible que será codificada. Por ejemplo,nos permite guarda </text:span><text:span text:style-name="T12">contraseñas, claves ssh, …</text:span></text:p>
          <text:list text:style-name="L3">
            <text:list-item>
              <text:p text:style-name="P3"><text:span text:style-name="T12">Se pueden utilizar de tres formas:</text:span></text:p>
              <text:list>
                <text:list-item>
                  <text:p text:style-name="P3"><text:span text:style-name="T12">Como ficheros en un volumen montado en uno o más pods</text:span></text:p>
                </text:list-item>
                <text:list-item>
                  <text:p text:style-name="P3"><text:span text:style-name="T12">Como una variable de entorno del contenedor</text:span></text:p>
                </text:list-item>
                <text:list-item>
                  <text:p text:style-name="P3"><text:span text:style-name="T12">Obtenido por kubelet al obtener la imagen para el pod</text:span></text:p>
                </text:list-item>
              </text:list>
            </text:list-item>
            <text:list-item>
              <text:p text:style-name="P3"><text:span text:style-name="T12">Tipos más habituales</text:span></text:p>
              <text:list>
                <text:list-item>
                  <text:p text:style-name="P3"><text:span text:style-name="T12">generic: Se pueden indicar desde un directorio, un fichero o un literal. Para una contraseña, una clave ssh, </text:span><text:span text:style-name="T12">etc.</text:span></text:p>
                </text:list-item>
                <text:list-item>
                  <text:p text:style-name="P3"><text:span text:style-name="T12">docker-registry: Para las credenciales de acceso a un registro de docker</text:span></text:p>
                </text:list-item>
                <text:list-item>
                  <text:p text:style-name="P3"><text:span text:style-name="T12">tls: Para un par de claves privada/pública TLS</text:span></text:p>
                </text:list-item>
              </text:list>
            </text:list-item>
          </text:list>
          <text:list text:style-name="L4">
            <text:list-header>
              <text:p text:style-name="P3"><text:span text:style-name="T14"/></text:p>
              <text:p text:style-name="P3"><text:span text:style-name="T15">EJEMPLO 3: Uso de secrets</text:span></text:p>
            </text:list-header>
          </text:list>
          <text:p text:style-name="P3"><text:span text:style-name="T14"/></text:p>
          <text:p text:style-name="P3"><text:span text:style-name="T16"/></text:p>
          <text:p text:style-name="P3"><text:span text:style-name="T14"/></text:p>
          <text:p text:style-name="P3"><text:span text:style-name="T14"/></text:p>
          <text:p text:style-name="P3"><text:span text:style-name="T14"/></text:p>
          <text:p text:style-name="P3"><text:span text:style-name="T14"/></text:p>
          <text:p text:style-name="P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g518f9d25c8_0_28" draw:style-name="gr8" draw:text-style-name="P15" draw:layer="layout" svg:width="25.078cm" svg:height="1cm" svg:x="2.53cm" svg:y="14.11cm">
          <text:p text:style-name="P10"><text:span text:style-name="T17">EJEMPLO 4: Desplegando</text:span><text:span text:style-name="T18"> </text:span><text:span text:style-name="T17">WordPress con Maria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483;g518f9d25c8_0_14:notes" draw:style-name="gr2" draw:layer="layout" svg:width="15.239cm" svg:height="8.572cm" svg:x="1.905cm" svg:y="3.175cm" draw:page-number="4" presentation:class="page"/>
          <draw:frame draw:name="Google Shape;484;g518f9d25c8_0_14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485;g518f9d25c8_0_14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5" draw:style-name="dp1" draw:master-page-name="Predeterminado">
        <office:forms form:automatic-focus="false" form:apply-design-mode="false"/>
        <draw:custom-shape draw:name="Google Shape;526;g518f9d25c8_0_43" draw:style-name="gr9" draw:text-style-name="P19" draw:layer="layout" svg:width="29.678cm" svg:height="3.59cm" svg:x="1.722cm" svg:y="3.489cm">
          <text:p text:style-name="P16"><text:span text:style-name="T12">Cuando se elimina un pod su información se pierde. Por lo tanto nos podemos encontrar con algunas circunstancias:</text:span></text:p>
          <text:list text:style-name="L5">
            <text:list-item>
              <text:p text:style-name="P17"><text:span text:style-name="T12">¿Qué pasa si eliminamos el despliegue de mariadb?, o, ¿se elimina el pod de mariadb y se crea uno nuevo?.</text:span></text:p>
            </text:list-item>
            <text:list-item>
              <text:p text:style-name="P18"><text:span text:style-name="T12">¿Qué pasa si escalamos el despliegue de la base de datos y tenemos dos pods ofreciendo la base de datos?.</text:span></text:p>
            </text:list-item>
            <text:list-item>
              <text:p text:style-name="P18"><text:span text:style-name="T12">Si escribimos un post en wordpress y subimos una imagen, ¿qué pasa con esta información en el pod?</text:span></text:p>
            </text:list-item>
            <text:list-item>
              <text:p text:style-name="P18"><text:span text:style-name="T12">En el caso que tengamos un pod con contenido estático (por ejemplo imágenes), ¿qué pasa si escalamos el despliegue de wordpress a dos pods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8;g518f9d25c8_0_43" draw:style-name="gr10" draw:text-style-name="P20" draw:layer="layout" svg:width="8.004cm" svg:height="0.738cm" svg:x="1.959cm" svg:y="1.856cm">
          <text:p text:style-name="P3"><text:span text:style-name="T19">Los pods son efíme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515;g518f9d25c8_0_43:notes" draw:style-name="gr2" draw:layer="layout" svg:width="15.239cm" svg:height="8.572cm" svg:x="1.905cm" svg:y="3.175cm" draw:page-number="5" presentation:class="page"/>
          <draw:frame draw:name="Google Shape;516;g518f9d25c8_0_43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517;g518f9d25c8_0_43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6" draw:style-name="dp1" draw:master-page-name="Predeterminado">
        <office:forms form:automatic-focus="false" form:apply-design-mode="false"/>
        <draw:custom-shape draw:name="Google Shape;463;p11" draw:style-name="gr11" draw:text-style-name="P20" draw:layer="layout" svg:width="4.063cm" svg:height="0.738cm" svg:x="1.929cm" svg:y="1.695cm">
          <text:p text:style-name="P3"><text:span text:style-name="T19">Stateful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4;p11" draw:style-name="gr12" draw:text-style-name="P14" draw:layer="layout" svg:width="30.078cm" svg:height="3.59cm" svg:x="1.722cm" svg:y="3.476cm">
          <text:p text:style-name="P3"><text:span text:style-name="T12">El objeto </text:span><text:span text:style-name="T20"><text:a xlink:href="https://kubernetes.io/docs/concepts/workloads/controllers/statefulset/" xlink:type="simple">StatefulSet</text:a></text:span><text:span text:style-name="T12"><text:s/>controla el despliegue de pods con identidades únicas y persistentes, y nombres de host estables. Veamos algunos ejemplos en los que podemos usarlo:</text:span></text:p>
          <text:list text:style-name="L6">
            <text:list-item>
              <text:p text:style-name="P3"><text:span text:style-name="T12">Un despliegue de redis master-slave: necesita que </text:span><text:span text:style-name="T21">el master esté corriendo antes de que podamos configurar las réplicas</text:span><text:span text:style-name="T12">.</text:span></text:p>
            </text:list-item>
            <text:list-item>
              <text:p text:style-name="P3"><text:span text:style-name="T12">Un cluster mongodb: Los diferentes nodos deben </text:span><text:span text:style-name="T21">tener una identidad de red persistente</text:span><text:span text:style-name="T12"> (ya que el DNS es estático), para que se produzca la sincronización después de reinicios o fallos.</text:span></text:p>
            </text:list-item>
            <text:list-item>
              <text:p text:style-name="P3"><text:span text:style-name="T12">Zookeeper: cada nodo necesita </text:span><text:span text:style-name="T21">almacenamiento único y estable</text:span><text:span text:style-name="T12">, ya que el identificador de cada nodo se guarda en un fichero.</text:span></text:p>
            </text:list-item>
          </text:list>
          <text:p text:style-name="P3"><text:span text:style-name="T12"/></text:p>
          <text:p text:style-name="P3"><text:span text:style-name="T12">Por lo tanto el objeto StatefulSet nos ofrece las siguientes </text:span><text:span text:style-name="T21">características</text:span><text:span text:style-name="T12">:</text:span></text:p>
          <text:p text:style-name="P3"><text:span text:style-name="T12"/></text:p>
          <text:list text:continue-numbering="true" text:style-name="L6">
            <text:list-item>
              <text:p text:style-name="P3"><text:span text:style-name="T12">Estable y único identificador de red (Ejemplo mongodb)</text:span></text:p>
            </text:list-item>
            <text:list-item>
              <text:p text:style-name="P3"><text:span text:style-name="T12">Almacenamiento estable (Ejemplo Zookeeper)</text:span></text:p>
            </text:list-item>
            <text:list-item>
              <text:p text:style-name="P3"><text:span text:style-name="T12">Despliegues y escalado ordenado (Ejemplo redis)</text:span></text:p>
            </text:list-item>
            <text:list-item>
              <text:p text:style-name="P3"><text:span text:style-name="T12">Eliminación y actualizaciones ordenadas</text:span></text:p>
            </text:list-item>
          </text:list>
          <text:p text:style-name="P3"><text:span text:style-name="T12"/></text:p>
          <text:p text:style-name="P3"><text:span text:style-name="T21"/></text:p>
          <text:p text:style-name="P3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451;p11:notes" draw:style-name="gr2" draw:layer="layout" svg:width="15.239cm" svg:height="8.572cm" svg:x="1.905cm" svg:y="3.175cm" draw:page-number="6" presentation:class="page"/>
          <draw:frame draw:name="Google Shape;452;p11:notes" presentation:style-name="pr1" draw:text-style-name="P4" draw:layer="layout" svg:width="15.239cm" svg:height="10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453;p11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7" draw:style-name="dp1" draw:master-page-name="Predeterminado">
        <office:forms form:automatic-focus="false" form:apply-design-mode="false"/>
        <draw:custom-shape draw:name="Google Shape;463;p11" draw:style-name="gr13" draw:text-style-name="P20" draw:layer="layout" svg:width="4.063cm" svg:height="0.738cm" svg:x="1.929cm" svg:y="1.695cm">
          <text:p text:style-name="P3"><text:span text:style-name="T19">Stateful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4;p11" draw:style-name="gr12" draw:text-style-name="P14" draw:layer="layout" svg:width="30.078cm" svg:height="3.59cm" svg:x="1.722cm" svg:y="3.476cm">
          <text:p text:style-name="P3"><text:span text:style-name="T21">Por lo tanto cada pod es distinto (tiene una identidad única)</text:span><text:span text:style-name="T12">, y este hecho tiene algunas consecuencias:</text:span></text:p>
          <text:p text:style-name="P3"><text:span text:style-name="T12"/></text:p>
          <text:list text:style-name="L6">
            <text:list-item>
              <text:p text:style-name="P3"><text:span text:style-name="T12">El nombre de cada pod tendrá un número (1,2,...) que lo identifica y que nos proporciona la posibilidad de que la creación actualización y eliminación sea ordenada.</text:span></text:p>
            </text:list-item>
            <text:list-item>
              <text:p text:style-name="P3"><text:span text:style-name="T12">Si un nuevo pod es recreado, obtendrá el mismo nombre (hostname), los mismos nombres DNS (aunque la IP pueda cambiar) y el mismo volumen que tenía asociado. </text:span></text:p>
            </text:list-item>
            <text:list-item>
              <text:p text:style-name="P3"><text:span text:style-name="T12">Necesitamos crear un servicio especial, llamado </text:span><text:span text:style-name="T21">Headless Service</text:span><text:span text:style-name="T12">, que nos permite acceder a los pods de forma independiente, pero que no balancea la carga entre ellos, por lo tanto este servicio no tendrá una ClusterIP.</text:span></text:p>
            </text:list-item>
          </text:list>
          <text:p text:style-name="P3"><text:span text:style-name="T21"/></text:p>
          <text:p text:style-name="P21"><text:span text:style-name="T23"/></text:p>
          <text:p text:style-name="P3"><text:span text:style-name="T22"/></text:p>
          <text:p text:style-name="P3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Google Shape;451;p11:notes" draw:style-name="gr2" draw:layer="layout" svg:width="15.239cm" svg:height="8.572cm" svg:x="1.905cm" svg:y="3.175cm" draw:page-number="7" presentation:class="page"/>
          <draw:frame draw:name="Google Shape;452;p11:notes" presentation:style-name="pr1" draw:text-style-name="P4" draw:layer="layout" svg:width="15.239cm" svg:height="10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453;p11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8" draw:style-name="dp1" draw:master-page-name="Predeterminado">
        <office:forms form:automatic-focus="false" form:apply-design-mode="false"/>
        <draw:custom-shape draw:name="Google Shape;478;g58663f2dbb_0_20" draw:style-name="gr14" draw:text-style-name="P8" draw:layer="layout" svg:width="14.278cm" svg:height="1cm" svg:x="1.722cm" svg:y="1.702cm">
          <text:p text:style-name="P7"><text:span text:style-name="T5">StatefulSet vs Deploy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9;g58663f2dbb_0_20" draw:style-name="gr15" draw:text-style-name="P25" draw:layer="layout" svg:width="29.278cm" svg:height="3.59cm" svg:x="1.722cm" svg:y="3.476cm">
          <text:list text:style-name="L7">
            <text:list-item>
              <text:p text:style-name="P22"><text:span text:style-name="T12">A diferencia de un Deployment, un StatefulSet mantiene una identidad fija para cada uno de sus Pods.</text:span></text:p>
            </text:list-item>
            <text:list-item>
              <text:p text:style-name="P22"><text:span text:style-name="T12">Eliminar y / o escalar un StatefulSet no eliminará los volúmenes asociados con StatefulSet.</text:span></text:p>
            </text:list-item>
            <text:list-item>
              <text:p text:style-name="P22"><text:span text:style-name="T12">StatefulSets actualmente requiere que un Headless Service sea responsable de la identidad de red de los Pods.</text:span></text:p>
            </text:list-item>
            <text:list-item>
              <text:p text:style-name="P22"><text:span text:style-name="T12">Cuando use StatefulSets, cada Pod recibirá un PersistentVolume independiente.</text:span></text:p>
            </text:list-item>
            <text:list-item>
              <text:p text:style-name="P23"><text:span text:style-name="T12">StatefulSet actualmente no admite el escalado automático</text:span></text:p>
            </text:list-item>
          </text:list>
          <text:p text:style-name="P24"><text:span text:style-name="T12"/></text:p>
          <text:p text:style-name="P16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466;g58663f2dbb_0_20:notes" draw:style-name="gr2" draw:layer="layout" svg:width="15.239cm" svg:height="8.572cm" svg:x="1.905cm" svg:y="3.175cm" draw:page-number="8" presentation:class="page"/>
          <draw:frame draw:name="Google Shape;467;g58663f2dbb_0_20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468;g58663f2dbb_0_20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9" draw:style-name="dp1" draw:master-page-name="Predeterminado">
        <office:forms form:automatic-focus="false" form:apply-design-mode="false"/>
        <draw:custom-shape draw:name="Google Shape;493;g58663f2dbb_0_35" draw:style-name="gr16" draw:text-style-name="P20" draw:layer="layout" svg:width="15.607cm" svg:height="0.738cm" svg:x="1.258cm" svg:y="1.695cm">
          <text:p text:style-name="P3"><text:span text:style-name="T19">Componentes StatefulSet: headless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4;g58663f2dbb_0_35" draw:style-name="gr17" draw:text-style-name="P29" draw:layer="layout" svg:width="19.401cm" svg:height="3.59cm" svg:x="14.071cm" svg:y="7.73cm">
          <text:list text:style-name="L8">
            <text:list-item>
              <text:p text:style-name="P26"><text:span text:style-name="T24">El headless service nos proporciona acceso a los pods creados. </text:span></text:p>
            </text:list-item>
            <text:list-item>
              <text:p text:style-name="P26"><text:span text:style-name="T24">No va a tener una IP (</text:span><text:span text:style-name="T25">clusterIP</text:span><text:span text:style-name="T26">: </text:span><text:span text:style-name="T27">None)</text:span></text:p>
            </text:list-item>
            <text:list-item>
              <text:p text:style-name="P26"><text:span text:style-name="T24">Será referencia por el objeto StatefulSet (</text:span><text:span text:style-name="T25">name</text:span><text:span text:style-name="T26">: </text:span><text:span text:style-name="T27">nginx)</text:span></text:p>
            </text:list-item>
          </text:list>
          <text:p text:style-name="P27"><text:span text:style-name="T27"/></text:p>
          <text:p text:style-name="P1"><text:span text:style-name="T28"><text:a xlink:href="https://kubernetes.io/docs/concepts/services-networking/service/#headless-services" xlink:type="simple">Headless Service</text:a></text:span></text:p>
          <text:p text:style-name="P3"><text:span text:style-name="T27"/></text:p>
          <text:p text:style-name="P28"><text:span text:style-name="T27"/></text:p>
          <text:p text:style-name="P3"><text:span text:style-name="T22"/></text:p>
          <text:p text:style-name="P3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5;g58663f2dbb_0_35" draw:style-name="gr18" draw:text-style-name="P31" draw:layer="layout" svg:width="11.232cm" svg:height="13.798cm" svg:x="1.722cm" svg:y="3.476cm">
          <text:p text:style-name="P30"><text:span text:style-name="T25">apiVersion</text:span><text:span text:style-name="T26">: </text:span><text:span text:style-name="T27">v1</text:span></text:p>
          <text:p text:style-name="P30"><text:span text:style-name="T25">kind</text:span><text:span text:style-name="T26">: </text:span><text:span text:style-name="T27">Service</text:span></text:p>
          <text:p text:style-name="P30"><text:span text:style-name="T25">metadata</text:span><text:span text:style-name="T26">:</text:span></text:p>
          <text:p text:style-name="P30"><text:span text:style-name="T26"><text:s/></text:span><text:span text:style-name="T25">name</text:span><text:span text:style-name="T26">: </text:span><text:span text:style-name="T27">nginx</text:span></text:p>
          <text:p text:style-name="P30"><text:span text:style-name="T26"><text:s/></text:span><text:span text:style-name="T25">labels</text:span><text:span text:style-name="T26">:</text:span></text:p>
          <text:p text:style-name="P30"><text:span text:style-name="T26"><text:s text:c="3"/></text:span><text:span text:style-name="T25">app</text:span><text:span text:style-name="T26">: </text:span><text:span text:style-name="T27">nginx</text:span></text:p>
          <text:p text:style-name="P30"><text:span text:style-name="T25">spec</text:span><text:span text:style-name="T26">:</text:span></text:p>
          <text:p text:style-name="P30"><text:span text:style-name="T26"><text:s/></text:span><text:span text:style-name="T25">ports</text:span><text:span text:style-name="T26">:</text:span></text:p>
          <text:p text:style-name="P30"><text:span text:style-name="T26"><text:s/></text:span><text:span text:style-name="T26">- </text:span><text:span text:style-name="T25">port</text:span><text:span text:style-name="T26">: </text:span><text:span text:style-name="T29">80</text:span></text:p>
          <text:p text:style-name="P30"><text:span text:style-name="T26"><text:s text:c="3"/></text:span><text:span text:style-name="T25">name</text:span><text:span text:style-name="T26">: </text:span><text:span text:style-name="T27">web</text:span></text:p>
          <text:p text:style-name="P30"><text:span text:style-name="T26"><text:s/></text:span><text:span text:style-name="T25">clusterIP</text:span><text:span text:style-name="T26">: </text:span><text:span text:style-name="T27">None</text:span></text:p>
          <text:p text:style-name="P30"><text:span text:style-name="T26"><text:s/></text:span><text:span text:style-name="T25">selector</text:span><text:span text:style-name="T26">:</text:span></text:p>
          <text:p text:style-name="P30"><text:span text:style-name="T26"><text:s text:c="3"/></text:span><text:span text:style-name="T25">app</text:span><text:span text:style-name="T26">: </text:span><text:span text:style-name="T27">nginx</text:span></text:p>
          <text:p text:style-name="P21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481;g58663f2dbb_0_35:notes" draw:style-name="gr2" draw:layer="layout" svg:width="15.239cm" svg:height="8.572cm" svg:x="1.905cm" svg:y="3.175cm" draw:page-number="9" presentation:class="page"/>
          <draw:frame draw:name="Google Shape;482;g58663f2dbb_0_35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483;g58663f2dbb_0_35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10" draw:style-name="dp1" draw:master-page-name="Predeterminado">
        <office:forms form:automatic-focus="false" form:apply-design-mode="false"/>
        <draw:custom-shape draw:name="Google Shape;509;g58663f2dbb_0_52" draw:style-name="gr19" draw:text-style-name="P20" draw:layer="layout" svg:width="13.723cm" svg:height="0.738cm" svg:x="1.554cm" svg:y="1.695cm">
          <text:p text:style-name="P3"><text:span text:style-name="T19">Componentes StatefulSet: Stateful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0;g58663f2dbb_0_52" draw:style-name="gr20" draw:text-style-name="P29" draw:layer="layout" svg:width="19.401cm" svg:height="3.59cm" svg:x="14.071cm" svg:y="4.569cm">
          <text:list text:style-name="L8">
            <text:list-item>
              <text:p text:style-name="P26"><text:span text:style-name="T24">Se indica los pods que vamos a controlar que vamos a utilizar:</text:span></text:p>
            </text:list-item>
          </text:list>
          <text:p text:style-name="P32"><text:span text:style-name="T30">selector</text:span><text:span text:style-name="T16">:</text:span></text:p>
          <text:p text:style-name="P32"><text:span text:style-name="T16"><text:s text:c="3"/></text:span><text:span text:style-name="T30">matchLabels</text:span><text:span text:style-name="T16">:</text:span></text:p>
          <text:p text:style-name="P32"><text:span text:style-name="T16"><text:s text:c="5"/></text:span><text:span text:style-name="T30">app</text:span><text:span text:style-name="T16">: </text:span><text:span text:style-name="T31">nginx</text:span></text:p>
          <text:p text:style-name="P32"><text:span text:style-name="T31"/></text:p>
          <text:list text:continue-numbering="true" text:style-name="L8">
            <text:list-item>
              <text:p text:style-name="P27"><text:span text:style-name="T24">Vamos a montar un volumen persistente</text:span></text:p>
            </text:list-item>
          </text:list>
          <text:p text:style-name="P33"><text:span text:style-name="T30">volumeMounts</text:span><text:span text:style-name="T16">:</text:span></text:p>
          <text:p text:style-name="P30"><text:span text:style-name="T16"><text:s text:c="7"/></text:span><text:span text:style-name="T16"><text:tab/></text:span><text:span text:style-name="T16"><text:tab/></text:span><text:span text:style-name="T16">- </text:span><text:span text:style-name="T30">name</text:span><text:span text:style-name="T16">: </text:span><text:span text:style-name="T31">www</text:span></text:p>
          <text:p text:style-name="P34"><text:span text:style-name="T16"><text:s text:c="9"/></text:span><text:span text:style-name="T16"><text:tab/></text:span><text:span text:style-name="T30">mountPath</text:span><text:span text:style-name="T16">: </text:span><text:span text:style-name="T31">/usr/share/nginx/html</text:span></text:p>
          <text:p text:style-name="P27"><text:span text:style-name="T24"/></text:p>
          <text:p text:style-name="P27"><text:span text:style-name="T24"/></text:p>
          <text:p text:style-name="P28"><text:span text:style-name="T27"/></text:p>
          <text:p text:style-name="P3"><text:span text:style-name="T22"/></text:p>
          <text:p text:style-name="P3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g58663f2dbb_0_52" draw:style-name="gr18" draw:text-style-name="P31" draw:layer="layout" svg:width="11.232cm" svg:height="13.798cm" svg:x="1.722cm" svg:y="3.26cm">
          <text:p text:style-name="P30"><text:span text:style-name="T32">apiVersion</text:span><text:span text:style-name="T33">: </text:span><text:span text:style-name="T34">apps/v1</text:span></text:p>
          <text:p text:style-name="P30"><text:span text:style-name="T32">kind</text:span><text:span text:style-name="T33">: </text:span><text:span text:style-name="T34">StatefulSet</text:span></text:p>
          <text:p text:style-name="P30"><text:span text:style-name="T32">metadata</text:span><text:span text:style-name="T33">:</text:span></text:p>
          <text:p text:style-name="P30"><text:span text:style-name="T33"><text:s/></text:span><text:span text:style-name="T32">name</text:span><text:span text:style-name="T33">: </text:span><text:span text:style-name="T34">web</text:span></text:p>
          <text:p text:style-name="P30"><text:span text:style-name="T32">spec</text:span><text:span text:style-name="T33">:</text:span></text:p>
          <text:p text:style-name="P30"><text:span text:style-name="T33"><text:s/></text:span><text:span text:style-name="T32">serviceName</text:span><text:span text:style-name="T33">: </text:span><text:span text:style-name="T35">"nginx"</text:span></text:p>
          <text:p text:style-name="P30"><text:span text:style-name="T33"><text:s/></text:span><text:span text:style-name="T32">replicas</text:span><text:span text:style-name="T33">: </text:span><text:span text:style-name="T36">2</text:span></text:p>
          <text:p text:style-name="P30"><text:span text:style-name="T33"><text:s/></text:span><text:span text:style-name="T32">selector</text:span><text:span text:style-name="T33">:</text:span></text:p>
          <text:p text:style-name="P30"><text:span text:style-name="T33"><text:s text:c="3"/></text:span><text:span text:style-name="T32">matchLabels</text:span><text:span text:style-name="T33">:</text:span></text:p>
          <text:p text:style-name="P30"><text:span text:style-name="T33"><text:s text:c="5"/></text:span><text:span text:style-name="T32">app</text:span><text:span text:style-name="T33">: </text:span><text:span text:style-name="T34">nginx</text:span></text:p>
          <text:p text:style-name="P30"><text:span text:style-name="T33"><text:s/></text:span><text:span text:style-name="T32">template</text:span><text:span text:style-name="T33">:</text:span></text:p>
          <text:p text:style-name="P30"><text:span text:style-name="T33"><text:s text:c="3"/></text:span><text:span text:style-name="T32">metadata</text:span><text:span text:style-name="T33">:</text:span></text:p>
          <text:p text:style-name="P30"><text:span text:style-name="T33"><text:s text:c="5"/></text:span><text:span text:style-name="T32">labels</text:span><text:span text:style-name="T33">:</text:span></text:p>
          <text:p text:style-name="P30"><text:span text:style-name="T33"><text:s text:c="7"/></text:span><text:span text:style-name="T32">app</text:span><text:span text:style-name="T33">: </text:span><text:span text:style-name="T34">nginx</text:span></text:p>
          <text:p text:style-name="P30"><text:span text:style-name="T33"><text:s text:c="3"/></text:span><text:span text:style-name="T32">spec</text:span><text:span text:style-name="T33">:</text:span></text:p>
          <text:p text:style-name="P30"><text:span text:style-name="T33"><text:s text:c="5"/></text:span><text:span text:style-name="T32">containers</text:span><text:span text:style-name="T33">:</text:span></text:p>
          <text:p text:style-name="P30"><text:span text:style-name="T33"><text:s text:c="5"/></text:span><text:span text:style-name="T33">- </text:span><text:span text:style-name="T32">name</text:span><text:span text:style-name="T33">: </text:span><text:span text:style-name="T34">nginx</text:span></text:p>
          <text:p text:style-name="P30"><text:span text:style-name="T33"><text:s text:c="7"/></text:span><text:span text:style-name="T32">image</text:span><text:span text:style-name="T33">: </text:span><text:span text:style-name="T34">k8s.gcr.io/nginx-slim:0.8</text:span></text:p>
          <text:p text:style-name="P30"><text:span text:style-name="T33"><text:s text:c="7"/></text:span><text:span text:style-name="T32">ports</text:span><text:span text:style-name="T33">:</text:span></text:p>
          <text:p text:style-name="P30"><text:span text:style-name="T33"><text:s text:c="7"/></text:span><text:span text:style-name="T33">- </text:span><text:span text:style-name="T32">containerPort</text:span><text:span text:style-name="T33">: </text:span><text:span text:style-name="T36">80</text:span></text:p>
          <text:p text:style-name="P30"><text:span text:style-name="T33"><text:s text:c="9"/></text:span><text:span text:style-name="T32">name</text:span><text:span text:style-name="T33">: </text:span><text:span text:style-name="T34">web</text:span></text:p>
          <text:p text:style-name="P30"><text:span text:style-name="T33"><text:s text:c="7"/></text:span><text:span text:style-name="T32">volumeMounts</text:span><text:span text:style-name="T33">:</text:span></text:p>
          <text:p text:style-name="P30"><text:span text:style-name="T33"><text:s text:c="7"/></text:span><text:span text:style-name="T33">- </text:span><text:span text:style-name="T32">name</text:span><text:span text:style-name="T33">: </text:span><text:span text:style-name="T34">www</text:span></text:p>
          <text:p text:style-name="P30"><text:span text:style-name="T33"><text:s text:c="9"/></text:span><text:span text:style-name="T32">mountPath</text:span><text:span text:style-name="T33">: </text:span><text:span text:style-name="T34">/usr/share/nginx/html</text:span></text:p>
          <text:p text:style-name="P30"><text:span text:style-name="T34"><text:s text:c="3"/></text:span><text:span text:style-name="T37">...</text:span></text:p>
          <text:p text:style-name="P21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497;g58663f2dbb_0_52:notes" draw:style-name="gr2" draw:layer="layout" svg:width="15.239cm" svg:height="8.572cm" svg:x="1.905cm" svg:y="3.175cm" draw:page-number="10" presentation:class="page"/>
          <draw:frame draw:name="Google Shape;498;g58663f2dbb_0_52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499;g58663f2dbb_0_52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11" draw:style-name="dp1" draw:master-page-name="Predeterminado">
        <office:forms form:automatic-focus="false" form:apply-design-mode="false"/>
        <draw:custom-shape draw:name="Google Shape;525;g58663f2dbb_0_69" draw:style-name="gr21" draw:text-style-name="P20" draw:layer="layout" svg:width="17.775cm" svg:height="0.738cm" svg:x="1.074cm" svg:y="1.695cm">
          <text:p text:style-name="P3"><text:span text:style-name="T19">Componentes StatefulSet: volumenClainTemp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6;g58663f2dbb_0_69" draw:style-name="gr22" draw:text-style-name="P29" draw:layer="layout" svg:width="19.401cm" svg:height="3.59cm" svg:x="14.071cm" svg:y="4.781cm">
          <text:list text:style-name="L8">
            <text:list-item>
              <text:p text:style-name="P26"><text:span text:style-name="T24">Nos ofrece almacenamiento estable usando </text:span><text:span text:style-name="T38"><text:a xlink:href="https://kubernetes.io/docs/concepts/storage/persistent-volumes/" xlink:type="simple">PersistentVolumes</text:a></text:span><text:span text:style-name="T24"><text:s/></text:span></text:p>
            </text:list-item>
            <text:list-item>
              <text:p text:style-name="P26"><text:span text:style-name="T24">La definición es similar a un</text:span><text:span text:style-name="T26"> PersistantVolumenClaim</text:span><text:span text:style-name="T24">.</text:span></text:p>
            </text:list-item>
          </text:list>
          <text:p text:style-name="P27"><text:span text:style-name="T24"/></text:p>
          <text:p text:style-name="P28"><text:span text:style-name="T27"/></text:p>
          <text:p text:style-name="P3"><text:span text:style-name="T22"/></text:p>
          <text:p text:style-name="P3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7;g58663f2dbb_0_69" draw:style-name="gr23" draw:text-style-name="P31" draw:layer="layout" svg:width="12.608cm" svg:height="13.798cm" svg:x="1.722cm" svg:y="3.26cm">
          <text:p text:style-name="P30"><text:span text:style-name="T30">...</text:span></text:p>
          <text:p text:style-name="P30"><text:span text:style-name="T30">volumeClaimTemplates</text:span><text:span text:style-name="T16">:</text:span></text:p>
          <text:p text:style-name="P30"><text:span text:style-name="T16"><text:s/></text:span><text:span text:style-name="T16">- </text:span><text:span text:style-name="T30">metadata</text:span><text:span text:style-name="T16">:</text:span></text:p>
          <text:p text:style-name="P30"><text:span text:style-name="T16"><text:s text:c="5"/></text:span><text:span text:style-name="T30">name</text:span><text:span text:style-name="T16">: </text:span><text:span text:style-name="T31">www</text:span></text:p>
          <text:p text:style-name="P30"><text:span text:style-name="T16"><text:s text:c="3"/></text:span><text:span text:style-name="T30">spec</text:span><text:span text:style-name="T16">:</text:span></text:p>
          <text:p text:style-name="P30"><text:span text:style-name="T16"><text:s text:c="5"/></text:span><text:span text:style-name="T30">accessModes</text:span><text:span text:style-name="T16">: [ </text:span><text:span text:style-name="T39">"ReadWriteOnce"</text:span><text:span text:style-name="T16"> ]</text:span></text:p>
          <text:p text:style-name="P30"><text:span text:style-name="T16"><text:s text:c="5"/></text:span><text:span text:style-name="T30">resources</text:span><text:span text:style-name="T16">:</text:span></text:p>
          <text:p text:style-name="P30"><text:span text:style-name="T16"><text:s text:c="7"/></text:span><text:span text:style-name="T30">requests</text:span><text:span text:style-name="T16">:</text:span></text:p>
          <text:p text:style-name="P30"><text:span text:style-name="T16"><text:s text:c="9"/></text:span><text:span text:style-name="T30">storage</text:span><text:span text:style-name="T16">: </text:span><text:span text:style-name="T31">1Gi</text:span></text:p>
          <text:p text:style-name="P30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513;g58663f2dbb_0_69:notes" draw:style-name="gr2" draw:layer="layout" svg:width="15.239cm" svg:height="8.572cm" svg:x="1.905cm" svg:y="3.175cm" draw:page-number="11" presentation:class="page"/>
          <draw:frame draw:name="Google Shape;514;g58663f2dbb_0_69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515;g58663f2dbb_0_69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12" draw:style-name="dp1" draw:master-page-name="Predeterminado">
        <office:forms form:automatic-focus="false" form:apply-design-mode="false"/>
        <draw:custom-shape draw:name="Google Shape;541;g58663f2dbb_0_85" draw:style-name="gr24" draw:text-style-name="P8" draw:layer="layout" svg:width="15.249cm" svg:height="1cm" svg:x="1.722cm" svg:y="1.702cm">
          <text:p text:style-name="P7"><text:span text:style-name="T5">Ejemplo5: Stateful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2;g58663f2dbb_0_85" draw:style-name="gr25" draw:text-style-name="P31" draw:layer="layout" svg:width="30.576cm" svg:height="13.798cm" svg:x="1.722cm" svg:y="2.649cm">
          <text:p text:style-name="P30"><text:span text:style-name="T16"/></text:p>
          <text:p text:style-name="P30"><text:span text:style-name="T16"/></text:p>
          <text:p text:style-name="P30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529;g58663f2dbb_0_85:notes" draw:style-name="gr2" draw:layer="layout" svg:width="15.239cm" svg:height="8.572cm" svg:x="1.905cm" svg:y="3.175cm" draw:page-number="12" presentation:class="page"/>
          <draw:frame draw:name="Google Shape;530;g58663f2dbb_0_85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531;g58663f2dbb_0_85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13" draw:style-name="dp1" draw:master-page-name="Predeterminado">
        <office:forms form:automatic-focus="false" form:apply-design-mode="false"/>
        <draw:custom-shape draw:name="Google Shape;571;g586047fbf9_0_20" draw:style-name="gr26" draw:text-style-name="P8" draw:layer="layout" svg:width="4.878cm" svg:height="1cm" svg:x="1.722cm" svg:y="1.702cm">
          <text:p text:style-name="P7"><text:span text:style-name="T5">Daemon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2;g586047fbf9_0_20" draw:style-name="gr27" draw:text-style-name="P14" draw:layer="layout" svg:width="31.75cm" svg:height="3.59cm" svg:x="1.722cm" svg:y="3.476cm">
          <text:p text:style-name="P3"><text:span text:style-name="T12">El objeto </text:span><text:span text:style-name="T20"><text:a xlink:href="https://kubernetes.io/docs/concepts/workloads/controllers/daemonset/" xlink:type="simple">DaemonSet (DS)</text:a></text:span><text:span text:style-name="T12"><text:s/>nos asegura que en todos (o en algunos) nodos de nuestro cluster vamos a tener un pod ejecutándose. Si añadimos nuevos nodos al cluster se crearán nuevo pods. Para que podemos necesitar esta característica:</text:span></text:p>
          <text:p text:style-name="P3"><text:span text:style-name="T12"/></text:p>
          <text:list text:style-name="L6">
            <text:list-item>
              <text:p text:style-name="P3"><text:span text:style-name="T12">Monitorización del cluster (Prometheus)</text:span></text:p>
            </text:list-item>
            <text:list-item>
              <text:p text:style-name="P3"><text:span text:style-name="T12">Recolección y gestión de logs (fluentd)</text:span></text:p>
            </text:list-item>
            <text:list-item>
              <text:p text:style-name="P3"><text:span text:style-name="T12">Cluster de almacenamiento (glusterd o ceph)</text:span></text:p>
            </text:list-item>
          </text:list>
          <text:p text:style-name="P3"><text:span text:style-name="T22"/></text:p>
          <text:p text:style-name="P7"><text:span text:style-name="T5">Ejemplo 6</text:span></text:p>
          <text:p text:style-name="P7"><text:span text:style-name="T5"/></text:p>
          <text:p text:style-name="P3"><text:span text:style-name="T14"/></text:p>
          <text:p text:style-name="P3"><text:span text:style-name="T22"/></text:p>
          <text:p text:style-name="P21"><text:span text:style-name="T23"/></text:p>
          <text:p text:style-name="P3"><text:span text:style-name="T22"/></text:p>
          <text:p text:style-name="P3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3;g586047fbf9_0_20" draw:style-name="gr28" draw:text-style-name="P35" draw:layer="layout" svg:width="11.232cm" svg:height="11.439cm" svg:x="21.845cm" svg:y="5.85cm">
          <text:p text:style-name="P2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559;g586047fbf9_0_20:notes" draw:style-name="gr2" draw:layer="layout" svg:width="15.239cm" svg:height="8.572cm" svg:x="1.905cm" svg:y="3.175cm" draw:page-number="13" presentation:class="page"/>
          <draw:frame draw:name="Google Shape;560;g586047fbf9_0_20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561;g586047fbf9_0_20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14" draw:style-name="dp1" draw:master-page-name="Predeterminado">
        <office:forms form:automatic-focus="false" form:apply-design-mode="false"/>
        <draw:custom-shape draw:name="Google Shape;603;g593c024b45_0_0" draw:style-name="gr29" draw:text-style-name="P20" draw:layer="layout" svg:width="11.975cm" svg:height="0.738cm" svg:x="1.273cm" svg:y="1.695cm">
          <text:p text:style-name="P3"><text:span text:style-name="T19">Otros recursos: Jobs, cronJobs,..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4;g593c024b45_0_0" draw:style-name="gr27" draw:text-style-name="P14" draw:layer="layout" svg:width="31.75cm" svg:height="3.59cm" svg:x="1.722cm" svg:y="3.476cm">
          <text:p text:style-name="P3"><text:span text:style-name="T21">Jobs</text:span></text:p>
          <text:p text:style-name="P3"><text:span text:style-name="T21"/></text:p>
          <text:list text:style-name="L7">
            <text:list-item>
              <text:p text:style-name="P3"><text:span text:style-name="T12">Deseamos ejecutar una acción y asegurarse que se finaliza correctamente (Rellenar una base de datos, descargar datos,...)</text:span></text:p>
            </text:list-item>
            <text:list-item>
              <text:p text:style-name="P3"><text:span text:style-name="T12">Un </text:span><text:span text:style-name="T13"><text:a xlink:href="https://kubernetes.io/docs/concepts/workloads/controllers/jobs-run-to-completion/" xlink:type="simple">Job </text:a></text:span><text:span text:style-name="T12">crea uno o más pods y se asegura que un número determinado de ellos ha terminado de forma adecuada.</text:span></text:p>
            </text:list-item>
          </text:list>
          <text:p text:style-name="P3"><text:span text:style-name="T12"/></text:p>
          <text:p text:style-name="P3"><text:span text:style-name="T12">Si necesita que un Job se repita periódicamente usamos un </text:span><text:span text:style-name="T13"><text:a xlink:href="https://kubernetes.io/docs/concepts/workloads/controllers/cron-jobs/" xlink:type="simple">cronJob</text:a></text:span><text:span text:style-name="T12">:</text:span></text:p>
          <text:p text:style-name="P3"><text:span text:style-name="T12"/></text:p>
          <text:list text:continue-numbering="true" text:style-name="L7">
            <text:list-item>
              <text:p text:style-name="P3"><text:span text:style-name="T12">Por ejemplo si quieres hacer backup de base de datos</text:span></text:p>
            </text:list-item>
            <text:list-item>
              <text:p text:style-name="P3"><text:span text:style-name="T12">Se puede especificar una momento determinado, o indicar una repetición periódica.</text:span></text:p>
            </text:list-item>
          </text:list>
          <text:p text:style-name="P3"><text:span text:style-name="T12"/></text:p>
          <text:p text:style-name="P3"><text:span text:style-name="T40"/></text:p>
          <text:p text:style-name="P3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591;g593c024b45_0_0:notes" draw:style-name="gr2" draw:layer="layout" svg:width="15.239cm" svg:height="8.572cm" svg:x="1.905cm" svg:y="3.175cm" draw:page-number="14" presentation:class="page"/>
          <draw:frame draw:name="Google Shape;592;g593c024b45_0_0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593;g593c024b45_0_0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draw:page draw:name="page15" draw:style-name="dp1" draw:master-page-name="Predeterminado">
        <office:forms form:automatic-focus="false" form:apply-design-mode="false"/>
        <draw:custom-shape draw:name="Google Shape;618;g586047fbf9_0_33" draw:style-name="gr30" draw:text-style-name="P20" draw:layer="layout" svg:width="9.405cm" svg:height="0.738cm" svg:x="1.559cm" svg:y="1.695cm">
          <text:p text:style-name="P3"><text:span text:style-name="T19">Horizontal Pod AutoSca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9;g586047fbf9_0_33" draw:style-name="gr27" draw:text-style-name="P14" draw:layer="layout" svg:width="31.75cm" svg:height="3.59cm" svg:x="1.722cm" svg:y="2.6cm">
          <text:p text:style-name="P3"><text:span text:style-name="T21">El </text:span><text:span text:style-name="T20"><text:a xlink:href="https://kubernetes.io/docs/tasks/run-application/horizontal-pod-autoscale/#what-is-the-horizontal-pod-autoscaler" xlink:type="simple">HPA</text:a></text:span><text:span text:style-name="T21"><text:s/>de Kubernetes nos permite</text:span><text:span text:style-name="T12"> </text:span><text:span text:style-name="T21">variar el número de pods desplegados</text:span><text:span text:style-name="T12"> mediante un </text:span><text:span text:style-name="T41">deployment</text:span><text:span text:style-name="T12"> en función de diferentes métricas: de forma estable usando el porcentaje de </text:span><text:span text:style-name="T21">CPU</text:span><text:span text:style-name="T12"> utilizado y de forma experimental de utilización de la </text:span><text:span text:style-name="T21">memoria.</text:span></text:p>
          <text:p text:style-name="P3"><text:span text:style-name="T21"/></text:p>
          <text:p text:style-name="P3"><text:span text:style-name="T12">Necesitamos tener instalado en nuestro cluster un software que permita monitorizar el uso de recursos:</text:span><text:span text:style-name="T21"> </text:span><text:span text:style-name="T20"><text:a xlink:href="https://github.com/kubernetes-incubator/metrics-server" xlink:type="simple">metrics-server</text:a></text:span><text:span text:style-name="T21">. </text:span></text:p>
          <text:p text:style-name="P3"><text:span text:style-name="T12">En minikube es muy fácil instalarlo: </text:span><text:span text:style-name="T42">minikube addons enable metrics-server</text:span></text:p>
          <text:p text:style-name="P3"><text:span text:style-name="T42"/></text:p>
          <text:p text:style-name="P7"><text:span text:style-name="T17">Ejemplo 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606;g586047fbf9_0_33:notes" draw:style-name="gr2" draw:layer="layout" svg:width="15.239cm" svg:height="8.572cm" svg:x="1.905cm" svg:y="3.175cm" draw:page-number="15" presentation:class="page"/>
          <draw:frame draw:name="Google Shape;607;g586047fbf9_0_33:notes" presentation:style-name="pr1" draw:text-style-name="P4" draw:layer="layout" svg:width="15.239cm" svg:height="10.001cm" svg:x="1.905cm" svg:y="12.224cm" presentation:class="notes" presentation:user-transformed="true">
            <draw:text-box>
              <text:p text:style-name="P3"><text:span text:style-name="T3">PROGRAMACIÓN DIDÁCTICA</text:span></text:p>
            </draw:text-box>
          </draw:frame>
          <draw:frame draw:name="Google Shape;608;g586047fbf9_0_33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Courier New1" svg:font-family="'Courier New'"/>
    <style:font-face style:name="Helvetica Neue1" svg:font-family="'Helvetica Neue'"/>
    <style:font-face style:name="Source Sans Pro1" svg:font-family="'Source Sans Pro'"/>
    <style:font-face style:name="Source Sans Pro Black1" svg:font-family="'Source Sans Pro Black'"/>
    <style:font-face style:name="Source Sans Pro SemiBold1" svg:font-family="'Source Sans Pro SemiBold'"/>
    <style:font-face style:name="Verdana1" svg:font-family="Verdana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Helvetica Neue" svg:font-family="'Helvetica Neue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SemiBold" svg:font-family="'Source Sans Pro SemiBold'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2" style:display-name="Predeterminad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ido_20_con_20_título-background" style:display-name="Contenido con título-background" style:family="presentation">
      <style:graphic-properties draw:stroke="none" draw:fill="solid" draw:fill-color="#ffffff"/>
      <style:text-properties style:letter-kerning="true"/>
    </style:style>
    <style:style style:name="Contenido_20_con_20_título-backgroundobjects" style:display-name="Contenido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ido_20_con_20_título-notes" style:display-name="Contenido con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1" style:display-name="Contenido con título-outline1" style:family="presentation">
      <style:graphic-properties draw:stroke="none" draw:fill="none" draw:auto-grow-height="false" draw:fit-to-size="shrink-to-fit" style:shrink-to-fit="true">
        <text:list-style style:name="Contenido_20_con_20_título-outline1" style:display-name="Contenido con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2" style:display-name="Contenido con título-outline2" style:family="presentation" style:parent-style-name="Contenido_20_con_20_títul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ido_20_con_20_título-outline3" style:display-name="Contenido con título-outline3" style:family="presentation" style:parent-style-name="Contenido_20_con_20_títul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ido_20_con_20_título-outline4" style:display-name="Contenido con título-outline4" style:family="presentation" style:parent-style-name="Contenido_20_con_20_títul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ido_20_con_20_título-outline5" style:display-name="Contenido con título-outline5" style:family="presentation" style:parent-style-name="Contenido_20_con_20_título-outline4">
      <style:paragraph-properties fo:margin-top="0.1cm" fo:margin-bottom="0cm"/>
      <style:text-properties fo:font-size="20pt" style:font-size-asian="20pt" style:font-size-complex="20pt"/>
    </style:style>
    <style:style style:name="Contenido_20_con_20_título-outline6" style:display-name="Contenido con título-outline6" style:family="presentation" style:parent-style-name="Contenido_20_con_20_título-outline5">
      <style:paragraph-properties fo:margin-top="0.1cm" fo:margin-bottom="0cm"/>
      <style:text-properties fo:font-size="20pt" style:font-size-asian="20pt" style:font-size-complex="20pt"/>
    </style:style>
    <style:style style:name="Contenido_20_con_20_título-outline7" style:display-name="Contenido con título-outline7" style:family="presentation" style:parent-style-name="Contenido_20_con_20_título-outline6">
      <style:paragraph-properties fo:margin-top="0.1cm" fo:margin-bottom="0cm"/>
      <style:text-properties fo:font-size="20pt" style:font-size-asian="20pt" style:font-size-complex="20pt"/>
    </style:style>
    <style:style style:name="Contenido_20_con_20_título-outline8" style:display-name="Contenido con título-outline8" style:family="presentation" style:parent-style-name="Contenido_20_con_20_título-outline7">
      <style:paragraph-properties fo:margin-top="0.1cm" fo:margin-bottom="0cm"/>
      <style:text-properties fo:font-size="20pt" style:font-size-asian="20pt" style:font-size-complex="20pt"/>
    </style:style>
    <style:style style:name="Contenido_20_con_20_título-outline9" style:display-name="Contenido con título-outline9" style:family="presentation" style:parent-style-name="Contenido_20_con_20_título-outline8">
      <style:paragraph-properties fo:margin-top="0.1cm" fo:margin-bottom="0cm"/>
      <style:text-properties fo:font-size="20pt" style:font-size-asian="20pt" style:font-size-complex="20pt"/>
    </style:style>
    <style:style style:name="Contenido_20_con_20_título-subtitle" style:display-name="Contenido con título-subtitle" style:family="presentation">
      <style:graphic-properties draw:stroke="none" draw:fill="none" draw:textarea-vertical-align="middle">
        <text:list-style style:name="Contenido_20_con_20_título-subtitle" style:display-name="Contenido con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_20_con_20_título-title" style:display-name="Contenido con título-title" style:family="presentation">
      <style:graphic-properties draw:stroke="none" draw:fill="none" draw:textarea-vertical-align="middle">
        <text:list-style style:name="Contenido_20_con_20_título-title" style:display-name="Contenido con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background" style:display-name="OBJECT_WITH_CAPTION_TEXT-background" style:family="presentation">
      <style:graphic-properties draw:stroke="none" draw:fill="solid" draw:fill-color="#ffffff"/>
      <style:text-properties style:letter-kerning="true"/>
    </style:style>
    <style:style style:name="OBJECT_5f_WITH_5f_CAPTION_5f_TEXT-backgroundobjects" style:display-name="OBJECT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WITH_5f_CAPTION_5f_TEXT-notes" style:display-name="OBJECT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1" style:display-name="OBJECT_WITH_CAPTION_TEXT-outline1" style:family="presentation">
      <style:graphic-properties draw:stroke="none" draw:fill="none" draw:auto-grow-height="false" draw:fit-to-size="shrink-to-fit" style:shrink-to-fit="true">
        <text:list-style style:name="OBJECT_5f_WITH_5f_CAPTION_5f_TEXT-outline1" style:display-name="OBJECT_WITH_CAPTIO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2" style:display-name="OBJECT_WITH_CAPTION_TEXT-outline2" style:family="presentation" style:parent-style-name="OBJECT_5f_WITH_5f_CAPTIO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WITH_5f_CAPTION_5f_TEXT-outline3" style:display-name="OBJECT_WITH_CAPTION_TEXT-outline3" style:family="presentation" style:parent-style-name="OBJECT_5f_WITH_5f_CAPTIO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WITH_5f_CAPTION_5f_TEXT-outline4" style:display-name="OBJECT_WITH_CAPTION_TEXT-outline4" style:family="presentation" style:parent-style-name="OBJECT_5f_WITH_5f_CAPTIO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WITH_5f_CAPTION_5f_TEXT-outline5" style:display-name="OBJECT_WITH_CAPTION_TEXT-outline5" style:family="presentation" style:parent-style-name="OBJECT_5f_WITH_5f_CAPTION_5f_TEXT-outline4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6" style:display-name="OBJECT_WITH_CAPTION_TEXT-outline6" style:family="presentation" style:parent-style-name="OBJECT_5f_WITH_5f_CAPTION_5f_TEXT-outline5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7" style:display-name="OBJECT_WITH_CAPTION_TEXT-outline7" style:family="presentation" style:parent-style-name="OBJECT_5f_WITH_5f_CAPTION_5f_TEXT-outline6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8" style:display-name="OBJECT_WITH_CAPTION_TEXT-outline8" style:family="presentation" style:parent-style-name="OBJECT_5f_WITH_5f_CAPTION_5f_TEXT-outline7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9" style:display-name="OBJECT_WITH_CAPTION_TEXT-outline9" style:family="presentation" style:parent-style-name="OBJECT_5f_WITH_5f_CAPTION_5f_TEXT-outline8">
      <style:paragraph-properties fo:margin-top="0.1cm" fo:margin-bottom="0cm"/>
      <style:text-properties fo:font-size="20pt" style:font-size-asian="20pt" style:font-size-complex="20pt"/>
    </style:style>
    <style:style style:name="OBJECT_5f_WITH_5f_CAPTION_5f_TEXT-subtitle" style:display-name="OBJECT_WITH_CAPTION_TEXT-subtitle" style:family="presentation">
      <style:graphic-properties draw:stroke="none" draw:fill="none" draw:textarea-vertical-align="middle">
        <text:list-style style:name="OBJECT_5f_WITH_5f_CAPTION_5f_TEXT-subtitle" style:display-name="OBJECT_WITH_CAPTIO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title" style:display-name="OBJECT_WITH_CAPTION_TEXT-title" style:family="presentation">
      <style:graphic-properties draw:stroke="none" draw:fill="none" draw:textarea-vertical-align="middle">
        <text:list-style style:name="OBJECT_5f_WITH_5f_CAPTION_5f_TEXT-title" style:display-name="OBJECT_WITH_CAPTIO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654d8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35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d8d0e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Contenido_20_con_20_título-backgroundobjects">
      <style:graphic-properties draw:stroke="none" draw:fill="none" draw:fill-color="#ffffff" draw:auto-grow-height="false" fo:min-height="1.27cm"/>
    </style:style>
    <style:style style:name="Mpr7" style:family="presentation" style:parent-style-name="Contenido_20_con_20_título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OBJECT_5f_WITH_5f_CAPTIO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OBJECT_5f_WITH_5f_CAPTION_5f_TEXT-backgroundobjects">
      <style:graphic-properties draw:stroke="none" draw:fill="none" draw:fill-color="#ffffff" draw:auto-grow-height="false" fo:min-height="1.27cm"/>
    </style:style>
    <style:style style:name="Mpr10" style:family="presentation" style:parent-style-name="OBJECT_5f_WITH_5f_CAPTION_5f_TEX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Predeterminado-backgroundobjects">
      <style:graphic-properties draw:stroke="none" draw:fill="none" draw:fill-color="#ffffff" draw:auto-grow-height="false" fo:min-height="1.27cm"/>
    </style:style>
    <style:style style:name="Mpr12" style:family="presentation" style:parent-style-name="Predeterminad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7" style:family="paragraph">
      <loext:graphic-properties draw:fill="solid" draw:fill-color="#654d8c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d8d0e8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OBJECT" style:page-layout-name="PM1" draw:style-name="Mdp1">
      <draw:frame draw:name="Google Shape;138;g588264ff5c_0_109" presentation:style-name="OBJECT-title" draw:layer="backgroundobjects" svg:width="29.209cm" svg:height="3.682cm" svg:x="2.328cm" svg:y="1.014cm" presentation:class="title" presentation:placeholder="true" presentation:user-transformed="true">
        <draw:text-box/>
      </draw:frame>
      <draw:frame draw:name="Google Shape;139;g588264ff5c_0_109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140;g588264ff5c_0_109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41;g588264ff5c_0_109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42;g588264ff5c_0_109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g draw:name="Google Shape;209;g588264ff5c_0_178">
        <draw:custom-shape draw:name="Google Shape;210;g588264ff5c_0_178" draw:style-name="Mgr3" draw:text-style-name="MP7" draw:layer="layout" svg:width="1cm" svg:height="1cm" svg:x="0.513cm" svg:y="0.4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g588264ff5c_0_178" draw:style-name="Mgr4" draw:text-style-name="MP8" draw:layer="layout" svg:width="0.544cm" svg:height="0.001cm" svg:x="0.721cm" svg:y="0.9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2;g588264ff5c_0_178" draw:style-name="Mgr4" draw:text-style-name="MP8" draw:layer="layout" svg:width="0.544cm" svg:height="0.001cm" svg:x="0.721cm" svg:y="0.7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3;g588264ff5c_0_178" draw:style-name="Mgr4" draw:text-style-name="MP8" draw:layer="layout" svg:width="0.544cm" svg:height="0.001cm" svg:x="0.721cm" svg:y="1.073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214;g588264ff5c_0_178" draw:style-name="Mgr5" draw:text-style-name="MP8" draw:layer="backgroundobjects" svg:width="5.459cm" svg:height="1.26cm" svg:x="1.722cm" svg:y="0.28cm">
        <draw:image xlink:href="Pictures/10000000000001430000004B7F58B25ECD504445.jpg" xlink:type="simple" xlink:show="embed" xlink:actuate="onLoad" loext:mime-type="image/jpeg">
          <text:p/>
        </draw:image>
      </draw:frame>
      <draw:custom-shape draw:name="Google Shape;215;g588264ff5c_0_178" draw:style-name="Mgr6" draw:text-style-name="MP9" draw:layer="backgroundobjects" svg:width="26.082cm" svg:height="1cm" svg:x="7.39cm" svg:y="0.4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7;g588264ff5c_0_188" draw:style-name="Mgr7" draw:text-style-name="MP10" draw:layer="backgroundobjects" svg:width="33.866cm" svg:height="2.0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enido_20_con_20_título" style:display-name="Contenido con título" style:page-layout-name="PM1" draw:style-name="Mdp1">
      <draw:frame draw:name="Google Shape;219;g588264ff5c_0_190" presentation:style-name="Contenido_20_con_20_título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220;g588264ff5c_0_190" presentation:style-name="Contenido_20_con_20_título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221;g588264ff5c_0_190" presentation:style-name="Contenido_20_con_20_título-outline1" draw:layer="backgroundobjects" svg:width="10.922cm" svg:height="10.587cm" svg:x="2.333cm" svg:y="5.715cm" presentation:class="outline" presentation:placeholder="true" presentation:user-transformed="true">
        <draw:text-box/>
      </draw:frame>
      <presentation:notes style:page-layout-name="PM2">
        <draw:page-thumbnail presentation:style-name="Contenido_20_con_20_título-title" draw:layer="backgroundobjects" svg:width="16.932cm" svg:height="9.524cm" svg:x="1.058cm" svg:y="1.93cm" presentation:class="page"/>
        <draw:frame presentation:style-name="Contenido_20_con_20_título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BJECT_5f_WITH_5f_CAPTION_5f_TEXT" style:display-name="OBJECT_WITH_CAPTION_TEXT" style:page-layout-name="PM1" draw:style-name="Mdp1">
      <draw:frame draw:name="Google Shape;260;g588264ff5c_0_231" presentation:style-name="OBJECT_5f_WITH_5f_CAPTION_5f_TEXT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261;g588264ff5c_0_231" presentation:style-name="OBJECT_5f_WITH_5f_CAPTION_5f_TEXT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262;g588264ff5c_0_231" presentation:style-name="OBJECT_5f_WITH_5f_CAPTION_5f_TEXT-outline1" draw:layer="backgroundobjects" svg:width="10.922cm" svg:height="10.587cm" svg:x="2.333cm" svg:y="5.715cm" presentation:class="outline" presentation:placeholder="true" presentation:user-transformed="true">
        <draw:text-box/>
      </draw:frame>
      <draw:frame draw:name="Google Shape;263;g588264ff5c_0_231" presentation:style-name="Mpr8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64;g588264ff5c_0_231" presentation:style-name="Mpr8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65;g588264ff5c_0_231" presentation:style-name="Mpr8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OBJECT_5f_WITH_5f_CAPTION_5f_TEXT-title" draw:layer="backgroundobjects" svg:width="16.932cm" svg:height="9.524cm" svg:x="1.058cm" svg:y="1.93cm" presentation:class="page"/>
        <draw:frame presentation:style-name="OBJECT_5f_WITH_5f_CAPTIO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draw:name="Google Shape;97;p39" presentation:style-name="Predeterminado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98;p39" presentation:style-name="Predeterminado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99;p39" presentation:style-name="Predeterminado-outline1" draw:layer="backgroundobjects" svg:width="10.922cm" svg:height="10.587cm" svg:x="2.333cm" svg:y="5.715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Predeterminado-title" draw:layer="backgroundobjects" svg:width="16.932cm" svg:height="9.524cm" svg:x="1.058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10:27:59</meta:creation-date>
    <meta:initial-creator>Celia Rock Angel</meta:initial-creator>
    <dc:date>2020-11-19T13:54:49.768729798</dc:date>
    <meta:editing-duration>PT7H26M59S</meta:editing-duration>
    <meta:editing-cycles>33</meta:editing-cycles>
    <meta:generator>LibreOffice/6.1.5.2$Linux_X86_64 LibreOffice_project/10$Build-2</meta:generator>
    <meta:document-statistic meta:object-count="146"/>
  </office:meta>
</office:document-meta>
</file>